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"/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Symbol" svg:font-family="Symbol"/>
    <style:font-face style:name="inherit" svg:font-family="inherit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center" style:justify-single-word="false"/>
      <style:text-properties style:use-window-font-color="true" style:font-name="Calibri1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2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3" style:family="paragraph" style:parent-style-name="Standard" style:list-style-name="L1">
      <style:paragraph-properties fo:margin-top="0cm" fo:margin-bottom="0.353cm" fo:line-height="115%" fo:text-align="start" style:justify-single-word="false"/>
    </style:style>
    <style:style style:name="P4" style:family="paragraph" style:parent-style-name="Standard">
      <style:paragraph-properties style:line-height-at-least="0.582cm" fo:background-color="transparent">
        <style:background-image/>
      </style:paragraph-properties>
      <style:text-properties style:use-window-font-color="true" style:font-name="Courier New" fo:background-color="transparent"/>
    </style:style>
    <style:style style:name="P5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6" style:family="paragraph" style:parent-style-name="Preformatted_20_Text" style:list-style-name="L1">
      <style:paragraph-properties fo:margin-top="0cm" fo:margin-bottom="0.353cm" fo:line-height="115%" fo:text-align="start" style:justify-single-word="false" fo:background-color="transparent">
        <style:background-image/>
      </style:paragraph-properties>
      <style:text-properties style:use-window-font-color="true" style:font-name="Courier New" fo:font-size="12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3" style:family="text">
      <style:text-properties style:use-window-font-color="true" style:font-name="Courier New" fo:font-size="12pt" fo:font-weight="normal" fo:background-color="transparent" style:font-name-asian="Calibri1" style:font-name-complex="Calibri1"/>
    </style:style>
    <style:style style:name="T4" style:family="text">
      <style:text-properties style:font-name="Courier New"/>
    </style:style>
    <style:style style:name="T5" style:family="text">
      <style:text-properties fo:color="#50fa7b"/>
    </style:style>
    <style:style style:name="T6" style:family="text">
      <style:text-properties fo:color="#50fa7b" style:font-name="Consolas" fo:font-size="12pt" fo:font-weight="normal"/>
    </style:style>
    <style:style style:name="T7" style:family="text">
      <style:text-properties fo:color="#e9f284"/>
    </style:style>
    <style:style style:name="T8" style:family="text">
      <style:text-properties fo:color="#e9f284" style:font-name="Consolas" fo:font-size="12pt" fo:font-weight="normal"/>
    </style:style>
    <style:style style:name="T9" style:family="text">
      <style:text-properties fo:color="#f1fa8c"/>
    </style:style>
    <style:style style:name="T10" style:family="text">
      <style:text-properties fo:color="#f1fa8c" style:font-name="Consolas" fo:font-size="12pt" fo:font-weight="normal"/>
    </style:style>
    <style:style style:name="T11" style:family="text">
      <style:text-properties fo:color="#ff79c6"/>
    </style:style>
    <style:style style:name="T12" style:family="text">
      <style:text-properties style:font-name="Consolas" fo:font-size="12pt" fo:font-weight="normal"/>
    </style:style>
    <style:style style:name="T13" style:family="text">
      <style:text-properties fo:font-size="12pt" fo:font-weight="normal"/>
    </style:style>
    <style:style style:name="T14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15" style:family="text">
      <style:text-properties fo:font-variant="normal" fo:text-transform="none" fo:color="#303336" style:font-name="Consolas1" fo:font-size="9.75pt" fo:letter-spacing="normal" fo:font-style="normal" fo:font-weight="normal" fo:background-color="#eff0f1"/>
    </style:style>
    <style:style style:name="T16" style:family="text">
      <style:text-properties fo:font-variant="normal" fo:text-transform="none" fo:color="#303336" fo:letter-spacing="normal" fo:background-color="#eff0f1"/>
    </style:style>
    <style:style style:name="T17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18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uedo Code</text:p>
      <text:p text:style-name="P1">MVP</text:p>
      <text:list xml:id="list5584980941825381772" text:style-name="L1">
        <text:list-item>
          <text:p text:style-name="P2">Couple of button which will be floating with '<text:span text:style-name="T4">position: fixed;</text:span>' to add new note field, either a plain text area or a to-do list which will add a <text:span text:style-name="T4">textarea box (full width)</text:span> in a div. </text:p>
        </text:list-item>
        <text:list-item>
          <text:p text:style-name="P2">And now adding a 'create new note' button will keep adding new notes to the bottom of the existing text box. </text:p>
          <text:p text:style-name="P2"/>
          <text:p text:style-name="P6">$('&lt;div/&gt;').addClass( 'new-text-div' )</text:p>
          <text:p text:style-name="P6">.html( $('&lt;input type="textbox"/&gt;') )</text:p>
          <text:p text:style-name="P6"/>
        </text:list-item>
        <text:list-item>
          <text:p text:style-name="P2">Now when you click button 'To-Do list', instead of empty text area it will add <text:span text:style-name="T4">ul li </text:span>stacked along with <text:span text:style-name="T4">checkboxes</text:span> prior to li's. </text:p>
        </text:list-item>
        <text:list-item>
          <text:p text:style-name="P3"><text:span text:style-name="T1">Talking about li's - to add new list item just by listening to the key event “</text:span><text:span text:style-name="T3">ENTER” key is represented by ascii code “13”</text:span><text:span text:style-name="T1">.</text:span><text:span text:style-name="T2"><text:line-break/></text:span><text:span text:style-name="T1">so the moment user will hit key '</text:span><text:span text:style-name="T3">13</text:span><text:span text:style-name="T1">' which is enter key it add new list item.</text:span></text:p>
        </text:list-item>
        <text:list-item>
          <text:p text:style-name="P2">And when the user will click on checkboxes it will add CSS class to 'this' li with <text:s text:c="2"/><text:span text:style-name="T4">text-decoration: line-through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"/>
    <style:font-face style:name="Consolas" svg:font-family="Consolas, 'Courier New', monospace"/>
    <style:font-face style:name="Consolas1" svg:font-family="Consolas, Menlo, Monaco, 'Lucida Console', 'Liberation Mono', 'DejaVu Sans Mono', 'Bitstream Vera Sans Mono', 'Courier New', monospace, sans-serif"/>
    <style:font-face style:name="Symbol" svg:font-family="Symbol"/>
    <style:font-face style:name="inherit" svg:font-family="inherit"/>
    <style:font-face style:name="Courier New" svg:font-family="'Courier New'" style:font-family-generic="modern" style:font-pitch="fixed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2-06T17:27:46.22</dc:date>
    <meta:editing-duration>PT21M35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1" meta:paragraph-count="9" meta:word-count="157" meta:character-count="832"/>
  </office:meta>
</office:document-meta>
</file>